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1355b1" style:font-style-asian="italic" style:font-style-complex="italic"/>
    </style:style>
    <style:style style:name="P2" style:family="paragraph" style:parent-style-name="Footer">
      <style:text-properties officeooo:paragraph-rsid="001355b1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paragraph-rsid="001355b1"/>
    </style:style>
    <style:style style:name="P6" style:family="paragraph" style:parent-style-name="Standard">
      <style:text-properties style:text-underline-style="none" officeooo:rsid="001bc0d8" officeooo:paragraph-rsid="001355b1"/>
    </style:style>
    <style:style style:name="P7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Standard">
      <style:text-properties fo:font-size="12pt" style:text-underline-style="none" officeooo:paragraph-rsid="001355b1" style:font-size-asian="12pt" style:font-size-complex="12pt"/>
    </style:style>
    <style:style style:name="P9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paragraph-rsid="001355b1" style:font-size-asian="14pt" style:font-size-complex="14pt"/>
    </style:style>
    <style:style style:name="P11" style:family="paragraph" style:parent-style-name="Standard">
      <style:text-properties fo:font-size="14pt" style:text-underline-style="none" style:font-size-asian="14pt" style:font-size-complex="14pt"/>
    </style:style>
    <style:style style:name="P12" style:family="paragraph" style:parent-style-name="Standard">
      <style:text-properties officeooo:paragraph-rsid="001355b1"/>
    </style:style>
    <style:style style:name="P13" style:family="paragraph" style:parent-style-name="Standard" style:list-style-name="L1">
      <style:text-properties fo:font-size="12pt" style:text-underline-style="none" officeooo:paragraph-rsid="001355b1" style:font-size-asian="12pt" style:font-size-complex="12pt"/>
    </style:style>
    <style:style style:name="P14" style:family="paragraph" style:parent-style-name="Standard">
      <style:text-properties fo:font-size="12pt" style:text-underline-style="none" officeooo:paragraph-rsid="001355b1" style:font-size-asian="12pt" style:font-size-complex="12pt"/>
    </style:style>
    <style:style style:name="P15" style:family="paragraph" style:parent-style-name="Standard" style:list-style-name="L1">
      <style:text-properties fo:font-size="12pt" style:text-underline-style="none" officeooo:rsid="00168ac3" officeooo:paragraph-rsid="00168ac3" style:font-size-asian="12pt" style:font-size-complex="12pt"/>
    </style:style>
    <style:style style:name="P16" style:family="paragraph" style:parent-style-name="Standard" style:list-style-name="L2">
      <style:text-properties style:text-underline-style="none" officeooo:paragraph-rsid="0014a066"/>
    </style:style>
    <style:style style:name="P17" style:family="paragraph" style:parent-style-name="Standard" style:list-style-name="L2">
      <style:text-properties style:text-underline-style="none" officeooo:rsid="0014a066" officeooo:paragraph-rsid="0014a066"/>
    </style:style>
    <style:style style:name="T1" style:family="text">
      <style:text-properties officeooo:rsid="001355b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4a066" style:font-size-asian="12pt" style:font-size-complex="12pt"/>
    </style:style>
    <style:style style:name="T5" style:family="text">
      <style:text-properties officeooo:rsid="0014a066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</text:p>
      <text:p text:style-name="Standard"/>
      <text:p text:style-name="Standard">Project Title: Group 12 Project</text:p>
      <text:p text:style-name="Standard">Meeting Purpose: <text:span text:style-name="T5">Discuss project</text:span></text:p>
      <text:p text:style-name="Standard">People Present: Everyone was present</text:p>
      <text:p text:style-name="Standard">Location: <text:span text:style-name="T5">c57a</text:span></text:p>
      <text:p text:style-name="Standard">Date: 1<text:span text:style-name="T5">0</text:span>/10/<text:span text:style-name="T1">20</text:span>13</text:p>
      <text:p text:style-name="Standard">Circulation list: All project members</text:p>
      <text:p text:style-name="P12">Author of the minutes: Filip Kunkiewicz</text:p>
      <text:p text:style-name="Standard">Date the minutes were produced: 1<text:span text:style-name="T5">0</text:span>/10/<text:span text:style-name="T1">20</text:span>13</text:p>
      <text:p text:style-name="Standard">Version: 1.<text:span text:style-name="T1">1</text:span></text:p>
      <text:p text:style-name="Standard"/>
      <text:p text:style-name="Standard"/>
      <text:p text:style-name="P9">Matters Arising</text:p>
      <text:p text:style-name="P11"/>
      <text:list xml:id="list3936392427515973829" text:style-name="L1">
        <text:list-item>
          <text:p text:style-name="P15">Fist meeting as a group.</text:p>
        </text:list-item>
        <text:list-item>
          <text:p text:style-name="P13"><text:span text:style-name="T5">Group discussed aspects of the project. Talked about what the project would be about.</text:span> </text:p>
        </text:list-item>
      </text:list>
      <text:p text:style-name="P8"/>
      <text:list xml:id="list143158499853466" text:continue-numbering="true" text:style-name="L1">
        <text:list-header>
          <text:p text:style-name="P13"/>
        </text:list-header>
      </text:list>
      <text:p text:style-name="P7"/>
      <text:p text:style-name="P9">New Business</text:p>
      <text:p text:style-name="P4"/>
      <text:list xml:id="list6389494057426028278" text:style-name="L2">
        <text:list-item>
          <text:p text:style-name="P17">Arranged meeting for Tuesday the 15<text:span text:style-name="T6">th</text:span> of October.</text:p>
          <text:p text:style-name="P16">ACTION: <text:span text:style-name="T3">dpb1, alh32, fik, anp28, srp11, lps1, lot15, thw10, </text:span><text:span text:style-name="T4">bea16</text:span><text:span text:style-name="T3">.</text:span></text:p>
        </text:list-item>
      </text:list>
      <text:p text:style-name="P4"/>
      <text:p text:style-name="P4"/>
      <text:p text:style-name="P4"/>
      <text:p text:style-name="P10">AOB</text:p>
      <text:p text:style-name="P8"/>
      <text:p text:style-name="P5"><text:s text:c="6"/>Non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a xlink:type="simple" xlink:href="mailto:Fik@aber.ac.uk">Fik@aber.ac.uk</text:a> <text:span text:style-name="T1">15/10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1355b1" style:font-style-asian="italic" style:font-style-complex="italic"/>
    </style:style>
    <style:style style:name="MP2" style:family="paragraph" style:parent-style-name="Footer">
      <style:text-properties officeooo:paragraph-rsid="001355b1"/>
    </style:style>
    <style:style style:name="MT1" style:family="text">
      <style:text-properties officeooo:rsid="001355b1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4:13:09.04</meta:creation-date>
    <dc:date>2014-01-29T14:31:57.911969000</dc:date>
    <meta:editing-duration>PT4H36M16S</meta:editing-duration>
    <meta:editing-cycles>27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1" meta:word-count="97" meta:character-count="640" meta:non-whitespace-character-count="559"/>
  </office:meta>
</office:document-meta>
</file>